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57179" officeooo:paragraph-rsid="00157179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5"/>
      <text:p text:style-name="P5">BORNHACK</text:p>
      <text:p text:style-name="P5">PARKING</text:p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19:37:16.845000000</dc:date>
    <meta:editing-duration>PT19M30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8" meta:non-whitespace-character-count="70"/>
  </office:meta>
</office:document-meta>
</file>